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T6" style:parent-style-name="DefaultParagraphFont" style:family="text">
      <style:text-properties fo:font-size="20pt" style:font-size-asian="20pt" style:font-size-complex="20pt"/>
    </style:style>
    <style:style style:name="P7" style:parent-style-name="TOC1" style:family="paragraph">
      <style:paragraph-properties>
        <style:tab-stops>
          <style:tab-stop style:type="right" style:leader-style="dotted" style:leader-text="." style:position="6.2611in"/>
        </style:tab-stops>
      </style:paragraph-properties>
    </style:style>
    <style:style style:name="T8" style:parent-style-name="Hyperlink"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TOC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11" style:parent-style-name="Hyperlink" style:family="text">
      <style:text-properties fo:font-size="15pt" style:font-size-asian="15pt" style:font-size-complex="15pt"/>
    </style:style>
    <style:style style:name="T12" style:parent-style-name="DefaultParagraphFont" style:family="text">
      <style:text-properties style:font-name-asian="Times New Roman" fo:font-size="15pt" style:font-size-asian="15pt" style:font-size-complex="15pt" style:language-asian="en" style:country-asian="GB"/>
    </style:style>
    <style:style style:name="T13" style:parent-style-name="Hyperlink" style:family="text">
      <style:text-properties fo:font-size="15pt" style:font-size-asian="15pt" style:font-size-complex="15pt"/>
    </style:style>
    <style:style style:name="T14" style:parent-style-name="DefaultParagraphFont" style:family="text">
      <style:text-properties fo:font-size="15pt" style:font-size-asian="15pt" style:font-size-complex="15pt"/>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fo:font-size="15pt" style:font-size-asian="15pt" style:font-size-complex="15pt"/>
    </style:style>
    <style:style style:name="T17" style:parent-style-name="DefaultParagraphFont" style:family="text">
      <style:text-properties fo:font-size="15pt" style:font-size-asian="15pt" style:font-size-complex="15pt"/>
    </style:style>
    <style:style style:name="P18" style:parent-style-name="TOC2" style:family="paragraph">
      <style:paragraph-properties>
        <style:tab-stops>
          <style:tab-stop style:type="right" style:leader-style="dotted" style:leader-text="." style:position="6.1083in"/>
        </style:tab-stops>
      </style:paragraph-properties>
    </style:style>
    <style:style style:name="T19" style:parent-style-name="Hyperlink" style:family="text">
      <style:text-properties fo:font-size="15pt" style:font-size-asian="15pt" style:font-size-complex="15pt"/>
    </style:style>
    <style:style style:name="T20" style:parent-style-name="DefaultParagraphFont" style:family="text">
      <style:text-properties fo:font-size="15pt" style:font-size-asian="15pt" style:font-size-complex="15pt"/>
    </style:style>
    <style:style style:name="P21" style:parent-style-name="TOC2" style:family="paragraph">
      <style:paragraph-properties>
        <style:tab-stops>
          <style:tab-stop style:type="right" style:leader-style="dotted" style:leader-text="." style:position="6.1083in"/>
        </style:tab-stops>
      </style:paragraph-properties>
    </style:style>
    <style:style style:name="T22" style:parent-style-name="Hyperlink" style:family="text">
      <style:text-properties fo:font-size="15pt" style:font-size-asian="15pt" style:font-size-complex="15pt"/>
    </style:style>
    <style:style style:name="T23" style:parent-style-name="DefaultParagraphFont" style:family="text">
      <style:text-properties fo:font-size="15pt" style:font-size-asian="15pt" style:font-size-complex="15pt"/>
    </style:style>
    <style:style style:name="P24" style:parent-style-name="TOC2" style:family="paragraph">
      <style:paragraph-properties>
        <style:tab-stops>
          <style:tab-stop style:type="right" style:leader-style="dotted" style:leader-text="." style:position="6.1083in"/>
        </style:tab-stops>
      </style:paragraph-properties>
    </style:style>
    <style:style style:name="T25" style:parent-style-name="Hyperlink" style:family="text">
      <style:text-properties fo:font-size="15pt" style:font-size-asian="15pt" style:font-size-complex="15pt"/>
    </style:style>
    <style:style style:name="T26" style:parent-style-name="DefaultParagraphFont" style:family="text">
      <style:text-properties fo:font-size="15pt" style:font-size-asian="15pt" style:font-size-complex="15pt"/>
    </style:style>
    <style:style style:name="P27" style:parent-style-name="TOC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fo:font-size="15pt" style:font-size-asian="15pt" style:font-size-complex="15pt"/>
    </style:style>
    <style:style style:name="T29" style:parent-style-name="DefaultParagraphFont" style:family="text">
      <style:text-properties fo:font-size="15pt" style:font-size-asian="15pt" style:font-size-complex="15pt"/>
    </style:style>
    <style:style style:name="P30" style:parent-style-name="TOC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font-size="15pt" style:font-size-asian="15pt" style:font-size-complex="15pt"/>
    </style:style>
    <style:style style:name="T32" style:parent-style-name="DefaultParagraphFont" style:family="text">
      <style:text-properties fo:font-size="15pt" style:font-size-asian="15pt" style:font-size-complex="15pt"/>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font-size="15pt" style:font-size-asian="15pt" style:font-size-complex="15pt"/>
    </style:style>
    <style:style style:name="T35" style:parent-style-name="DefaultParagraphFont" style:family="text">
      <style:text-properties fo:font-size="15pt" style:font-size-asian="15pt" style:font-size-complex="15pt"/>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size="15pt" style:font-size-asian="15pt" style:font-size-complex="15pt"/>
    </style:style>
    <style:style style:name="T38" style:parent-style-name="DefaultParagraphFont" style:family="text">
      <style:text-properties fo:font-size="15pt" style:font-size-asian="15pt" style:font-size-complex="15pt"/>
    </style:style>
    <style:style style:name="P39" style:parent-style-name="TOC2" style:family="paragraph">
      <style:paragraph-properties>
        <style:tab-stops>
          <style:tab-stop style:type="right" style:leader-style="dotted" style:leader-text="." style:position="6.1083in"/>
        </style:tab-stops>
      </style:paragraph-properties>
    </style:style>
    <style:style style:name="T40" style:parent-style-name="Hyperlink" style:family="text">
      <style:text-properties fo:font-size="15pt" style:font-size-asian="15pt" style:font-size-complex="15pt"/>
    </style:style>
    <style:style style:name="T41" style:parent-style-name="DefaultParagraphFont" style:family="text">
      <style:text-properties fo:font-size="15pt" style:font-size-asian="15pt" style:font-size-complex="15pt"/>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size="15pt" style:font-size-asian="15pt" style:font-size-complex="15pt"/>
    </style:style>
    <style:style style:name="T44" style:parent-style-name="DefaultParagraphFont" style:family="text">
      <style:text-properties fo:font-size="15pt" style:font-size-asian="15pt" style:font-size-complex="15pt"/>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P48" style:parent-style-name="TOC1" style:family="paragraph">
      <style:paragraph-properties>
        <style:tab-stops>
          <style:tab-stop style:type="right" style:leader-style="dotted" style:leader-text="." style:position="6.2611in"/>
        </style:tab-stops>
      </style:paragraph-properties>
    </style:style>
    <style:style style:name="T49" style:parent-style-name="Hyperlink" style:family="text">
      <style:text-properties fo:font-size="15pt" style:font-size-asian="15pt" style:font-size-complex="15pt"/>
    </style:style>
    <style:style style:name="T50" style:parent-style-name="DefaultParagraphFont" style:family="text">
      <style:text-properties fo:font-size="15pt" style:font-size-asian="15pt" style:font-size-complex="15pt"/>
    </style:style>
    <style:style style:name="P51" style:parent-style-name="Heading1" style:family="paragraph"/>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office:automatic-styles>
  <office:body>
    <office:text text:use-soft-page-breaks="true">
      <text:p text:style-name="P1">Hasan Khan – 21002595<text:s/></text:p>
      <text:p text:style-name="P2">CS5071 Professional Issues and Ethic Coursework</text:p>
      <text:p text:style-name="P3"/>
      <text:p text:style-name="P4"/>
      <text:p text:style-name="P5"/>
      <text:h text:style-name="TOCHeading" text:outline-level="1"><text:bookmark-start text:name="_Toc161840993"/><text:span text:style-name="T6">Contents</text:span><text:bookmark-end text:name="_Toc16184099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161840993" office:target-frame-name="_top" xlink:show="replace"><text:span text:style-name="T8">Contents</text:span><text:span text:style-name="T9"><text:tab/>1</text:span></text:a></text:p>
          <text:p text:style-name="P10"><text:a xlink:href="#_Toc161840994" office:target-frame-name="_top" xlink:show="replace"><text:span text:style-name="T11">1.0</text:span><text:span text:style-name="T12"><text:tab/></text:span><text:span text:style-name="T13">Introduction:</text:span><text:span text:style-name="T14"><text:tab/>1</text:span></text:a></text:p>
          <text:p text:style-name="P15"><text:a xlink:href="#_Toc161840995" office:target-frame-name="_top" xlink:show="replace"><text:span text:style-name="T16">2.0 Section1:</text:span><text:span text:style-name="T17"><text:tab/>1</text:span></text:a></text:p>
          <text:p text:style-name="P18"><text:a xlink:href="#_Toc161840996" office:target-frame-name="_top" xlink:show="replace"><text:span text:style-name="T19">2.1 What is Ethics and Who is Al-Ghazali</text:span><text:span text:style-name="T20"><text:tab/>1</text:span></text:a></text:p>
          <text:p text:style-name="P21"><text:a xlink:href="#_Toc161840997" office:target-frame-name="_top" xlink:show="replace"><text:span text:style-name="T22">2.2 Al-Ghazali’s Works and Ethics Based on my Cultural Background:</text:span><text:span text:style-name="T23"><text:tab/>2</text:span></text:a></text:p>
          <text:p text:style-name="P24"><text:a xlink:href="#_Toc161840998" office:target-frame-name="_top" xlink:show="replace"><text:span text:style-name="T25">2.3 Analysis of Ethical Issues in Lectures</text:span><text:span text:style-name="T26"><text:tab/>3</text:span></text:a></text:p>
          <text:p text:style-name="P27"><text:a xlink:href="#_Toc161840999" office:target-frame-name="_top" xlink:show="replace"><text:span text:style-name="T28">2.4 Conclusion and My Professional Statement</text:span><text:span text:style-name="T29"><text:tab/>3</text:span></text:a></text:p>
          <text:p text:style-name="P30"><text:a xlink:href="#_Toc161841000" office:target-frame-name="_top" xlink:show="replace"><text:span text:style-name="T31">3.0 Section 2</text:span><text:span text:style-name="T32"><text:tab/>4</text:span></text:a></text:p>
          <text:p text:style-name="P33"><text:a xlink:href="#_Toc161841001" office:target-frame-name="_top" xlink:show="replace"><text:span text:style-name="T34">3.1 The Ashley Madison Data Breach</text:span><text:span text:style-name="T35"><text:tab/>4</text:span></text:a></text:p>
          <text:p text:style-name="P36"><text:a xlink:href="#_Toc161841002" office:target-frame-name="_top" xlink:show="replace"><text:span text:style-name="T37">3.2 The Ethical and Professional Issues</text:span><text:span text:style-name="T38"><text:tab/>4</text:span></text:a></text:p>
          <text:p text:style-name="P39"><text:a xlink:href="#_Toc161841003" office:target-frame-name="_top" xlink:show="replace"><text:span text:style-name="T40">3.3 Impact analysis</text:span><text:span text:style-name="T41"><text:tab/>5</text:span></text:a></text:p>
          <text:p text:style-name="P42"><text:a xlink:href="#_Toc161841004" office:target-frame-name="_top" xlink:show="replace"><text:span text:style-name="T43">3.3 Potential Sanctions and Preventive Strategies</text:span><text:span text:style-name="T44"><text:tab/>5</text:span></text:a></text:p>
          <text:p text:style-name="P45"><text:a xlink:href="#_Toc161841005" office:target-frame-name="_top" xlink:show="replace"><text:span text:style-name="T46">3.4 Conclusion and Professional Statement</text:span><text:span text:style-name="T47"><text:tab/>6</text:span></text:a></text:p>
          <text:p text:style-name="P48"><text:a xlink:href="#_Toc161841006" office:target-frame-name="_top" xlink:show="replace"><text:span text:style-name="T49">5.0 References</text:span><text:span text:style-name="T50"><text:tab/>7</text:span></text:a></text:p>
        </text:index-body>
      </text:table-of-content>
      <text:p text:style-name="Normal"/>
      <text:p text:style-name="Normal"/>
      <text:p text:style-name="Normal"/>
      <text:h text:style-name="Heading1" text:outline-level="1"/>
      <text:h text:style-name="Heading1" text:outline-level="1"/>
      <text:h text:style-name="Heading1" text:outline-level="1"/>
      <text:p text:style-name="Normal"/>
      <text:p text:style-name="Normal"/>
      <text:p text:style-name="Normal"/>
      <text:p text:style-name="Normal"/>
      <text:list text:style-name="LFO1" text:continue-numbering="true">
        <text:list-item>
          <text:p text:style-name="P51"><text:bookmark-start text:name="_Toc161769500"/><text:bookmark-start text:name="_Toc161840994"/><text:soft-page-break/>Introduction:<text:bookmark-end text:name="_Toc161769500"/><text:bookmark-end text:name="_Toc161840994"/><text:s/></text:p>
        </text:list-item>
      </text:list>
      <text:p text:style-name="Normal"/>
      <text:p text:style-name="P52">Within this essay, I will explore Cybersecurity Ethics and discuss the philosophical insights of Al-Ghazali who was a figure renowned to Islamic Ethical Philosophy. He addressed the significance of intentionality behind actions, and this provides a unique lens through which I can refer to the ethical dilemmas of Cybersecurity. I aim to explore the various ethical dilemmas surrounding the field of cybersecurity as well as refer this to a case study known as the "Ashley Maddison Data Breach".<text:s/></text:p>
      <text:p text:style-name="P53">The Ashley Madison data breach of 2015 serves as a compelling case study as it considers the complex clash between immoral actions and purportedly moral intentions. This incident was instigated by a group known as "The Impact Team," who were involved in bypassing unauthorized access to get too personal information from millions of users of the Ashley Madison website. These hackers justified their breach with moral reasoning, aiming to expose the perceived immoral conduct of the site's users and the company<text:s/>itself. The breach not only exposes the vulnerabilities in digital privacy but also challenges us to consider the ethical implications of using cybersecurity breaches as a tool for moral vigilantism.<text:s/></text:p>
      <text:p text:style-name="P54"/>
      <text:h text:style-name="Heading1" text:outline-level="1"><text:bookmark-start text:name="_Toc161769501"/><text:bookmark-start text:name="_Toc161840995"/>2.0 Section1:<text:bookmark-end text:name="_Toc161769501"/><text:bookmark-end text:name="_Toc161840995"/></text:h>
      <text:p text:style-name="P55"/>
      <text:h text:style-name="Heading2" text:outline-level="2"><text:bookmark-start text:name="_Toc161769502"/><text:bookmark-start text:name="_Toc161840996"/>2.1 What is Ethics and Who is Al-Ghazali<text:bookmark-end text:name="_Toc161769502"/><text:bookmark-end text:name="_Toc161840996"/></text:h>
      <text:p text:style-name="Normal"/>
      <text:p text:style-name="P56">Ethics involves making decisions about what is right. This may feel subjective to every single person, but the aim is to approach an outcome that works best with everyone and everything at that moment.</text:p>
      <text:p text:style-name="P57">Computer Ethics addresses the conduct of professionals in the field, guiding them to make decisions that show professional integrity and social responsibility. This was termed as a branch of practical philosophy in the year 2000 as computer ethics is<text:s/>concerned with ethical rules and judgments that focuses not only for professional standards but also on the way we use computer products on society. <text:s/>In the context of cybersecurity, these ethical principles are paramount. Cybersecurity professionals must navigate complex moral landscapes to protect user privacy and data integrity. They make decisions that balance the need for security with respect for individual privacy rights. Ensuring that cybersecurity measures maintain its robust protections against cyber threats is an ethical challenge.</text:p>
      <text:p text:style-name="P58">Al-Ghazali was a towering figure in Islamic philosophy, theology, and mysticism. He was born in 1058 in Tus, Persia, and is widely regarded as one of the most influential thinkers of medieval Islam. He made substantial contributions to the development of Sufism, Islamic jurisprudence, and theology which earned him the title "Proof of Islam" for his efforts in defending and strengthening Islamic belief.</text:p>
      <text:p text:style-name="P59">His works, particularly "The Incoherence of the Philosophers," marked a turning point in Islamic philosophy. Al-Ghazali critiqued the works of pre-eminent philosophers like Avicenna, arguing that while logic and philosophy could help the study of the natural world, they couldn't for matters of faith. Al-Ghazali's search for inner spirituality led him to a life-changing spiritual crisis that resulted in him abandoning his prestigious academic studies. He wandered for years as a Sufi mystic where he explores<text:s/>the spiritual path leading to the discovery of certainty and divine truth.</text:p>
      <text:p text:style-name="P60">Coming from a strong Islamic cultural heritage, Al-Ghazali's exploration of whether immoral actions can justify a moral outcome has always been debated. In this modern world this ethical idea can be applied almost anywhere and especially in the World Wibe Web.</text:p>
      <text:p text:style-name="P61"/>
      <text:h text:style-name="Heading2" text:outline-level="2"><text:bookmark-start text:name="_Toc161769503"/><text:bookmark-start text:name="_Toc161840997"/><text:soft-page-break/>2.2 Al-Ghazali’s Works and Ethics Based on my Cultural Background:<text:bookmark-end text:name="_Toc161769503"/><text:bookmark-end text:name="_Toc161840997"/></text:h>
      <text:p text:style-name="P62"/>
      <text:p text:style-name="P63">Within my Kashmiri Pakistani heritage, ethics is often viewed from deep Islamic teachings where scholars like Al-Ghazali hold a strong standing. Ethics is intertwined with the concept of 'Niyyah' (intention), which is central to our understanding of moral actions. Al-Ghazali placed immense emphasis on intentionality; he argued that the moral weight of our deeds is determined not just by their outcomes, but by the purity of intention behind them. This is prevalent in our culture where intentions set the foundation for judgment and character.</text:p>
      <text:p text:style-name="P64">Al-Ghazali believed in the concept of 'Tazkiyah', which is the purification of the heart - stating that inner purity is essential to ethical conduct. In Kashmir (where communal ties are strong, and spirituality is a daily practice) this work is considered crucial. The sincerity of an action is what differentiates the genuine pursuit of good from a mere outcome of a win-win situation.<text:s/></text:p>
      <text:p text:style-name="P65">From an ethical standpoint, Al-Ghazali's focus on the impact of actions encourages us to consider the ripple effects of our deeds on society. In the close-knit communities of Kashmir, where everyone is keenly aware of the impact of individual actions on the collective, his teachings urge us to strive for the greater good whether in personal conduct or in fields as complex as cybersecurity. Simply, Al-Ghazali's philosophy states to align our actions with a moral compass that is guided by a clear conscience,<text:s/>noble intentions, and a profound sense of responsibility towards others.</text:p>
      <text:p text:style-name="P66">Al-Ghazali’s teachings highlight key concepts that defines an individual’s morality:</text:p>
      <text:p text:style-name="P67">Sincerity (Ikhlas): Al-Ghazali held sincerity as a cardinal virtue. To him, sincerity was the pivotal force that authenticates one's deeds in the sight of the Divine. Sincerity is about aligning intentions with actions to ensure that the persons actions are free from ego or desire. Sincerity is the pursuit for the sake of truth and goodness rather than the approval or praise from others.<text:s/></text:p>
      <text:p text:style-name="P68">Balance Between Outward Actions and Inner Intentions: Al-Ghazali taught that outward actions are incomplete without the correct inner intentions. He stressed that while actions are important manifestations of faith and ethics, they must be grounded in the right intentions to have true moral value. This balance is critical because actions without pure intentions can lead to self-deception and righteousness based solely on appearances, which Al-Ghazali regarded as dangerous to both individual souls and the social fabric.</text:p>
      <text:p text:style-name="P69">These concepts may seem though they are rooted in Islamic theology, but they offer universal wisdom. They encourage ethical integrity where the invisible inner workings of the heart are as important as the visible actions and where the individual is consistently having to self-reflect for personal betterment and social harmony.<text:s/></text:p>
      <text:p text:style-name="P70"/>
      <text:h text:style-name="Heading2" text:outline-level="2"><text:bookmark-start text:name="_Toc161769505"/><text:bookmark-start text:name="_Toc161840999"/>2.4 Conclusion and My Professional Statement<text:bookmark-end text:name="_Toc161769505"/><text:bookmark-end text:name="_Toc161840999"/></text:h>
      <text:p text:style-name="Normal"/>
      <text:p text:style-name="P71">My professional ethical stance in technology is grounded in the principle of intentionality. In the constantly evolving world of technology, Al-Ghazali's emphasis on the purity of intention and the impact of actions is relative to today’s world.<text:s/></text:p>
      <text:p text:style-name="P72">I believe that every technological endeavour should begin with a clear ethical intention. This means prioritizing the well-being and rights of users as well as consistently evaluating whether our innovations contribute positively to society. Just as Al-Ghazali advocates for sincerity in actions, I believe in designing and implementing technology solutions that are sincere in their aim to improve human life - by how they are created and used.</text:p>
      <text:soft-page-break/>
      <text:p text:style-name="P73">The balance between outward actions and inner intentions that Al-Ghazali highlights, shapes my approach to ethical dilemmas. In practice, this means that when faced with a choice, I look beyond the technical factors to consider the ethical implications. It is not enough for technology to be innovative and profitable; it must also be socially responsible and contribute to the common good.</text:p>
      <text:p text:style-name="P74">Al-Ghazali's philosophy reminds me that our work in technology is not just about what we build but about the kind of world we are helping to create. Therefore, my stance is to always strive for technological advancements that are ethically conceived, beneficial in their application, and responsible in their implications for society. <text:s/></text:p>
      <text:p text:style-name="P75"/>
      <text:p text:style-name="P76"/>
      <text:h text:style-name="Heading1" text:outline-level="1"><text:bookmark-start text:name="_Toc161769506"/><text:bookmark-start text:name="_Toc161841000"/>3.0 Section 2<text:bookmark-end text:name="_Toc161769506"/><text:bookmark-end text:name="_Toc161841000"/></text:h>
      <text:p text:style-name="P77"/>
      <text:h text:style-name="Heading2" text:outline-level="2"><text:bookmark-start text:name="_Toc161769507"/><text:bookmark-start text:name="_Toc161841001"/>3.1 The Ashley Madison Data Breach<text:bookmark-end text:name="_Toc161769507"/><text:bookmark-end text:name="_Toc161841001"/></text:h>
      <text:p text:style-name="P78"/>
      <text:p text:style-name="P79">The Ashley Madison data breach in 2015 is a notable event in the cybersecurity world as it contains ethical, professional, and moral dilemmas. Ashley Madison is a website facilitating extramarital affairs which suffered a massive breach when hackers infiltrated its database and leaked the personal details of millions of users. This event gained significance due to its scale and the sensitivity of the data compromised, which included personal identities, financial information, and private communications.</text:p>
      <text:p text:style-name="P80">The breach highlighted critical vulnerabilities in data protection strategies and emphasized the importance of robust security protocols to protect user<text:s/>data against unauthorized access. It served as a reminder of why companies need robust security when handling sensitive information. The exposure of user data raised questions about privacy, consent, and the potential harm to individuals whose personal lives were thrown into the public.</text:p>
      <text:p text:style-name="P81">The moral intentions of the hackers who carried out the breach were complex. They claimed to be motivated by a desire to expose the company's alleged deceitful practices, including accusations that Ashley Madison had created fake female profiles to lure male customers and that it failed to delete user data even after they paid for its removal. The hackers’ actions were framed as a form of moral vigilantism, and they intended to punish the company for unethical behaviour and to make a statement about cheating while married. Despite the hackers' intentions, the breach had severe repercussions for the users, leading to public shaming, personal distress, and even reports of suicide.<text:s/></text:p>
      <text:p text:style-name="P82"/>
      <text:h text:style-name="Heading2" text:outline-level="2"><text:bookmark-start text:name="_Toc161769508"/><text:bookmark-start text:name="_Toc161841002"/>3.2 The Ethical and Professional Issues<text:bookmark-end text:name="_Toc161769508"/><text:bookmark-end text:name="_Toc161841002"/></text:h>
      <text:p text:style-name="P83"/>
      <text:p text:style-name="P84">The main ethical and professional issues raised by the Ashley Madison breach:</text:p>
      <text:p text:style-name="P85">Ethics of Hacktivism (hacking for political or social causes): The hackers claimed moral high ground, forcing an examination of whether hacktivism can be ethically justified when it infringes on privacy and causes harm.</text:p>
      <text:p text:style-name="P86">Public Exposure of Private Behaviour: The hackers justified their actions by claiming to expose the company's unethical practices, yet they subsequently invaded the privacy of millions of users. This raises a critical ethical question: does the goal of exposing a company's perceived immorality validate the violation of individual privacy?<text:s/></text:p>
      <text:soft-page-break/>
      <text:p text:style-name="P87">Security Obligations for Holding Sensitive Data: The incident put a spotlight on the ethical and professional responsibilities of organizations, especially those dealing with sensitive user data. The breach demonstrated a failure in maintaining cybersecurity measures which emphasizes the need for companies to uphold a high standard of data protection.</text:p>
      <text:p text:style-name="P88"/>
      <text:h text:style-name="Heading2" text:outline-level="2"><text:bookmark-start text:name="_Toc161769509"/><text:bookmark-start text:name="_Toc161841003"/>3.3 Impact analysis<text:bookmark-end text:name="_Toc161769509"/><text:bookmark-end text:name="_Toc161841003"/></text:h>
      <text:p text:style-name="P89"/>
      <text:p text:style-name="P90">Impact on Users: The immediate impact was on the millions of users whose personal details were exposed to the public. The breach not only violated their privacy but also subjected them to various degrees of personal and social repercussions including emotional distress, public embarrassment, and suicide (in a few extreme cases).<text:s/></text:p>
      <text:p text:style-name="P91">Impact on the Company: Ashley Madison faced a lot of challenges in the breach's aftermath, including legal battles, financial losses, and a destroyed reputation. The breach served as a lesson in corporate responsibility - the importance of ethical business practices and robust cybersecurity defences.<text:s/></text:p>
      <text:p text:style-name="P92">Impact on the Cybersecurity Community: The cybersecurity community was compelled to reassess their practices and protocols due to the breach. It gave an insight on the importance of ethical hacking, the responsibilities of cybersecurity professionals, and the need to enhance data protection strategies. The incident is now being used as a case study in cybersecurity ethics.</text:p>
      <text:p text:style-name="P93">Legal Impact: The breach called for class-action lawsuits from users who were affected by the exposure of their personal information. These lawsuits claimed damages for the breach of privacy, emotional distress, and the fallout from the release of their personal details. The legal actions emphasized the company's accountability in ensuring user data is protected and the potential financial repercussions of failing to do so. In response to the lawsuits, Ashley Madison agreed to a settlement which included a<text:s/>payment to those affected by the breach. This settlement was a clear indicator of the financial liability when data protection is not taken seriously. It also served as a warning to other companies, emphasizing the need for robust security measures.</text:p>
      <text:p text:style-name="P94">The Ashley Madison data breach serves as a case study for understanding the complex interaction of ethical dilemmas and professional responsibilities in this digital world. It has allowed us to reflect on the ethical considerations of privacy and the accountability of corporations in protecting user data.</text:p>
      <text:p text:style-name="P95"/>
      <text:h text:style-name="Heading2" text:outline-level="2"><text:bookmark-start text:name="_Toc161769510"/><text:bookmark-start text:name="_Toc161841004"/>3.3 Potential Sanctions and Preventive Strategies<text:bookmark-end text:name="_Toc161769510"/><text:bookmark-end text:name="_Toc161841004"/></text:h>
      <text:p text:style-name="P96"/>
      <text:p text:style-name="P97">Potential Sanctions:</text:p>
      <text:p text:style-name="P98">Fines and Penalties: Substantial fines on the company for failing to protect user data adequately, especially if it's found that they violated data protection laws like GDPR in Europe or similar regulations in other areas.</text:p>
      <text:p text:style-name="P99">Mandatory Audits: The company could be subjected to mandatory security audits to ensure compliance with data protection standards and to prevent future breaches.</text:p>
      <text:p text:style-name="P100">Compliance Orders: Requiring the company to upgrade its security systems, implement stricter data protection measures or make organizational changes to enhance data privacy.</text:p>
      <text:p text:style-name="P101"/>
      <text:p text:style-name="P102"/>
      <text:soft-page-break/>
      <text:p text:style-name="P103">Preventive Strategies:</text:p>
      <text:p text:style-name="P104">To prevent breaches, companies can implement strategic measures reflecting on what could have been done and general strategies for the future.</text:p>
      <text:p text:style-name="P105">Enhanced Encryption: Robust encryption methods for storing sensitive user data can reduce the risk of data being exposed even if unauthorized access is gained.</text:p>
      <text:p text:style-name="P106">Regular Security Audits: Conducting<text:s/>regular security audits can help in identifying vulnerabilities before they can be exploited by hackers.</text:p>
      <text:p text:style-name="P107">Employee Training: Regularly training all employees on basic cybersecurity practices can create a first line of defence against breaches.</text:p>
      <text:p text:style-name="P108">Incident Response Plan: Developing and regularly updating an incident response plan ensures that the company can respond swiftly and effectively to the impact of a data breach.</text:p>
      <text:p text:style-name="P109">Compliance with Regulations: Ensuring that all data protection practices correspond with the latest regulatory requirements can not only prevent breaches but also reduce the likelihood of sanctions in the event of a breach.</text:p>
      <text:p text:style-name="P110">Regular Updates and Patch Management: Keeping all systems updated with the latest security patches can close vulnerabilities that could be exploited by attackers.</text:p>
      <text:p text:style-name="P111"/>
      <text:h text:style-name="Heading2" text:outline-level="2"><text:bookmark-start text:name="_Toc161769511"/><text:bookmark-start text:name="_Toc161841005"/>3.4 Conclusion and<text:s/><text:bookmark-end text:name="_Toc161769511"/>Professional Statement<text:bookmark-end text:name="_Toc161841005"/></text:h>
      <text:p text:style-name="P112"/>
      <text:p text:style-name="P113">From an ethical and professional standpoint, the case shows the need for robust framework for protecting sensitive user data. It showcases the importance of corporate responsibility in ensuring the security of personal information and the ethical implications of failing to do so. The breach also magnifies the issue of hacktivism which questions the balance between exposing injustice and infringing upon privacy rights. Thus, the Ashley Madison incident questions the ethical vigilance in the digital age. It serves as a reminder that cybersecurity is not solely a technical challenge but also an ethical one.<text:s/></text:p>
      <text:p text:style-name="P114">In conclusion, the pivotal moment where things went wrong is the company's failure to prioritize and invest in the security and privacy of its users' data. The Ashley Madison breach vividly illustrates what happens when companies neglect cybersecurity and ethical considerations. It shows why we must maintain rigorous security protocols for the ever-evolving challenges against protecting personal information. The lessons learned from this are valuable, serving as a guide for individuals and organizations in<text:s/>fortifying their defences to prevent similar breaches in the future.<text:s/></text:p>
      <text:p text:style-name="P115"/>
      <text:h text:style-name="Heading1" text:outline-level="1"><text:bookmark-start text:name="_Toc161841006"/>5.0 References<text:bookmark-end text:name="_Toc161841006"/></text:h>
      <text:p text:style-name="P116"/>
      <text:p text:style-name="P117">N/A ¬ 18th March 2024 ¬ "Al-Ghazali" ¬ Publisher: Wikipedia ¬ Available at: https://en.wikipedia.org/wiki/Al-Ghazali ¬ Acessed: 20/03/2024</text:p>
      <text:p text:style-name="P118">Parrott, Justin ¬ 9th March 2017 ¬ "Al-Ghazali and the Golden Rule" ¬ Publisher: Journal of<text:s/>Religious &amp; Theological Information ¬ Available at: https://archive.nyu.edu/bitstream/2451/38266/2/Al%20Ghazali%20and%20the%20Golden%20Rule%20Ethics%20of%20Reciprocity%20in%20the%20Works%20of%20a%20Muslim%20Sage.pdf ¬ Acessed: 20/03/2024</text:p>
      <text:soft-page-break/>
      <text:p text:style-name="P119">Shaykh Hamza Yusuf ¬ 5th May 2022 ¬ "Who is Imam Al Ghazali (r) | The proof of Islam | Shaykh Hamza Yusuf", Publisher: CAFE IHSAN ¬ Available at: https://www.youtube.com/watch?v=SvPWLoB5Mao ¬ Accessed 20/03/2024</text:p>
      <text:p text:style-name="P120">N/A ¬ 5th February 2024 ¬ "Ashley Madison data breach" ¬ Publisher: Wikipedia ¬ Available at: https://en.wikipedia.org/wiki/Ashley_Madison_data_breach#:~:text=On%2018%20and%2020%20August,they%20claimed%20to%20have%20erased. ¬ Accessed: 20/03/2024</text:p>
      <text:p text:style-name="P121">Rhiannon Williams ¬ 19th August 2015 ¬ "Ashley Madison hack: The depressing rise of the 'moral' hacker" ¬ Publisher: The Telegraph ¬ Available at: https://www.telegraph.co.uk/women/womens-life/11814054/Ashley-Madison-hack-The-depressing-rise-of-the-moral-hacker.html ¬ Acessed: 20/03/2024</text:p>
      <text:p text:style-name="P122"/>
      <text:p text:style-name="P123"/>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fo:line-height="100%"/>
      <style:text-properties style:letter-kerning="fals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SAN KHAN</meta:initial-creator>
    <dc:creator>HASAN KHAN</dc:creator>
    <meta:creation-date>2024-03-08T12:45:00Z</meta:creation-date>
    <dc:date>2024-04-20T17:44:00Z</dc:date>
    <meta:template xlink:href="Normal.dotm" xlink:type="simple"/>
    <meta:editing-cycles>107</meta:editing-cycles>
    <meta:editing-duration>PT990540S</meta:editing-duration>
    <meta:document-statistic meta:page-count="7" meta:paragraph-count="36" meta:word-count="2701" meta:character-count="18062" meta:row-count="128" meta:non-whitespace-character-count="15397"/>
  </office:meta>
</office:document-meta>
</file>